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da5d4" officeooo:paragraph-rsid="000da5d4"/>
    </style:style>
    <style:style style:name="P4" style:family="paragraph" style:parent-style-name="Standard">
      <style:text-properties officeooo:rsid="000da5d4" officeooo:paragraph-rsid="0019d0be"/>
    </style:style>
    <style:style style:name="P5" style:family="paragraph" style:parent-style-name="Standard">
      <style:text-properties officeooo:rsid="000e717f" officeooo:paragraph-rsid="000e717f"/>
    </style:style>
    <style:style style:name="P6" style:family="paragraph" style:parent-style-name="Standard">
      <style:text-properties style:text-underline-style="none" officeooo:rsid="0023b34a" officeooo:paragraph-rsid="0023b34a" fo:background-color="transparent"/>
    </style:style>
    <style:style style:name="P7" style:family="paragraph" style:parent-style-name="Standard">
      <style:text-properties officeooo:rsid="00008a37" officeooo:paragraph-rsid="001cf6cc" fo:background-color="#66ffff"/>
    </style:style>
    <style:style style:name="P8" style:family="paragraph" style:parent-style-name="Standard">
      <style:text-properties officeooo:rsid="002e0c88" officeooo:paragraph-rsid="003850e9" fo:background-color="#66ffff"/>
    </style:style>
    <style:style style:name="P9" style:family="paragraph" style:parent-style-name="Standard">
      <style:text-properties officeooo:rsid="0023b34a" officeooo:paragraph-rsid="0023b34a"/>
    </style:style>
    <style:style style:name="P10" style:family="paragraph" style:parent-style-name="Standard">
      <style:text-properties fo:color="#0000cc" officeooo:rsid="0023b34a" officeooo:paragraph-rsid="0023b34a"/>
    </style:style>
    <style:style style:name="P11" style:family="paragraph" style:parent-style-name="Standard">
      <style:text-properties fo:color="#800000" officeooo:rsid="0023b34a" officeooo:paragraph-rsid="0023b34a"/>
    </style:style>
    <style:style style:name="P12" style:family="paragraph" style:parent-style-name="Standard">
      <style:text-properties fo:color="#990000" officeooo:rsid="0020f0c7" officeooo:paragraph-rsid="001100b0"/>
    </style:style>
    <style:style style:name="P13" style:family="paragraph" style:parent-style-name="Standard">
      <style:text-properties officeooo:rsid="00046244" officeooo:paragraph-rsid="0041ae36"/>
    </style:style>
    <style:style style:name="P14" style:family="paragraph" style:parent-style-name="Standard">
      <style:text-properties officeooo:rsid="000da5d4" officeooo:paragraph-rsid="00409858"/>
    </style:style>
    <style:style style:name="P15" style:family="paragraph" style:parent-style-name="Standard">
      <style:text-properties officeooo:rsid="000e717f" officeooo:paragraph-rsid="00409858"/>
    </style:style>
    <style:style style:name="P16" style:family="paragraph" style:parent-style-name="Standard">
      <style:text-properties style:use-window-font-color="true" officeooo:rsid="00413b8d" officeooo:paragraph-rsid="00413b8d"/>
    </style:style>
    <style:style style:name="P17" style:family="paragraph" style:parent-style-name="Standard">
      <style:text-properties officeooo:rsid="004902a3" officeooo:paragraph-rsid="004902a3" fo:background-color="#ffff00"/>
    </style:style>
    <style:style style:name="P18" style:family="paragraph" style:parent-style-name="Standard">
      <style:text-properties officeooo:rsid="0012f0b3" officeooo:paragraph-rsid="0012f0b3"/>
    </style:style>
    <style:style style:name="P19" style:family="paragraph" style:parent-style-name="Standard">
      <style:text-properties officeooo:rsid="0001dfbe" officeooo:paragraph-rsid="0001dfbe"/>
    </style:style>
    <style:style style:name="P20" style:family="paragraph" style:parent-style-name="Standard">
      <style:text-properties officeooo:rsid="004653a3" officeooo:paragraph-rsid="004653a3"/>
    </style:style>
    <style:style style:name="P21" style:family="paragraph" style:parent-style-name="Standard">
      <style:text-properties officeooo:rsid="00008a37" officeooo:paragraph-rsid="00454ffc" fo:background-color="transparent"/>
    </style:style>
    <style:style style:name="P22" style:family="paragraph" style:parent-style-name="Standard">
      <style:text-properties officeooo:rsid="002e0c88" officeooo:paragraph-rsid="003850e9" fo:background-color="transparent"/>
    </style:style>
    <style:style style:name="P23" style:family="paragraph" style:parent-style-name="Standard">
      <style:text-properties officeooo:rsid="00046244" officeooo:paragraph-rsid="00046244" fo:background-color="transparent"/>
    </style:style>
    <style:style style:name="P24" style:family="paragraph" style:parent-style-name="Standard">
      <style:text-properties officeooo:rsid="0012f0b3" officeooo:paragraph-rsid="0012f0b3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solid" style:text-underline-width="auto" style:text-underline-color="font-color" fo:background-color="#ffff00" loext:char-shading-value="0"/>
    </style:style>
    <style:style style:name="T8" style:family="text">
      <style:text-properties style:text-underline-style="solid" style:text-underline-width="auto" style:text-underline-color="font-color" officeooo:rsid="00415906" fo:background-color="#ffff00" loext:char-shading-value="0"/>
    </style:style>
    <style:style style:name="T9" style:family="text">
      <style:text-properties style:text-underline-style="solid" style:text-underline-width="auto" style:text-underline-color="font-color" officeooo:rsid="0041ae36" fo:background-color="#ffff00" loext:char-shading-value="0"/>
    </style:style>
    <style:style style:name="T10" style:family="text">
      <style:text-properties style:text-underline-style="solid" style:text-underline-width="auto" style:text-underline-color="font-color" officeooo:rsid="0014e746" fo:background-color="#ffff00" loext:char-shading-value="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1dfbe"/>
    </style:style>
    <style:style style:name="T13" style:family="text">
      <style:text-properties style:text-underline-style="none" officeooo:rsid="0043a943"/>
    </style:style>
    <style:style style:name="T14" style:family="text">
      <style:text-properties style:text-underline-style="none" officeooo:rsid="00455659"/>
    </style:style>
    <style:style style:name="T15" style:family="text">
      <style:text-properties style:text-underline-style="none" fo:background-color="#ffff00" loext:char-shading-value="0"/>
    </style:style>
    <style:style style:name="T16" style:family="text">
      <style:text-properties officeooo:rsid="0001dfbe"/>
    </style:style>
    <style:style style:name="T17" style:family="text">
      <style:text-properties officeooo:rsid="001100b0"/>
    </style:style>
    <style:style style:name="T18" style:family="text">
      <style:text-properties fo:color="#33ff99" officeooo:rsid="0015d868"/>
    </style:style>
    <style:style style:name="T19" style:family="text">
      <style:text-properties fo:color="#33ff99" officeooo:rsid="00179fb7"/>
    </style:style>
    <style:style style:name="T20" style:family="text">
      <style:text-properties style:use-window-font-color="true" style:text-underline-style="solid" style:text-underline-width="auto" style:text-underline-color="font-color"/>
    </style:style>
    <style:style style:name="T21" style:family="text">
      <style:text-properties style:use-window-font-color="true" officeooo:rsid="001100b0"/>
    </style:style>
    <style:style style:name="T22" style:family="text">
      <style:text-properties style:use-window-font-color="true" style:text-underline-style="none" officeooo:rsid="0001dfbe"/>
    </style:style>
    <style:style style:name="T23" style:family="text">
      <style:text-properties style:use-window-font-color="true" officeooo:rsid="00179fb7"/>
    </style:style>
    <style:style style:name="T24" style:family="text">
      <style:text-properties style:use-window-font-color="true" officeooo:rsid="0015d868"/>
    </style:style>
    <style:style style:name="T25" style:family="text">
      <style:text-properties officeooo:rsid="0014e746"/>
    </style:style>
    <style:style style:name="T26" style:family="text">
      <style:text-properties fo:color="#9999ff" style:text-underline-style="none" officeooo:rsid="0001dfbe"/>
    </style:style>
    <style:style style:name="T27" style:family="text">
      <style:text-properties fo:color="#800000"/>
    </style:style>
    <style:style style:name="T28" style:family="text">
      <style:text-properties fo:color="#800000" officeooo:rsid="001100b0"/>
    </style:style>
    <style:style style:name="T29" style:family="text">
      <style:text-properties fo:color="#0000cc"/>
    </style:style>
    <style:style style:name="T30" style:family="text">
      <style:text-properties fo:color="#0000cc" officeooo:rsid="0015cfed"/>
    </style:style>
    <style:style style:name="T31" style:family="text">
      <style:text-properties fo:color="#0000cc" officeooo:rsid="0015d868"/>
    </style:style>
    <style:style style:name="T32" style:family="text">
      <style:text-properties fo:color="#0000cc" officeooo:rsid="00179fb7"/>
    </style:style>
    <style:style style:name="T33" style:family="text">
      <style:text-properties fo:color="#0000cc" officeooo:rsid="0020f0c7"/>
    </style:style>
    <style:style style:name="T34" style:family="text">
      <style:text-properties fo:color="#0000cc" style:text-underline-style="none" fo:font-weight="normal" officeooo:rsid="0001dfbe" style:font-weight-asian="normal" style:font-weight-complex="normal"/>
    </style:style>
    <style:style style:name="T35" style:family="text">
      <style:text-properties fo:color="#0000cc" style:text-underline-style="none" officeooo:rsid="0041ae36"/>
    </style:style>
    <style:style style:name="T36" style:family="text">
      <style:text-properties fo:color="#0000cc" style:text-underline-style="none" officeooo:rsid="00454ffc"/>
    </style:style>
    <style:style style:name="T37" style:family="text">
      <style:text-properties fo:color="#0000cc" officeooo:rsid="0041ae36"/>
    </style:style>
    <style:style style:name="T38" style:family="text">
      <style:text-properties fo:color="#0000cc" officeooo:rsid="00454ffc"/>
    </style:style>
    <style:style style:name="T39" style:family="text">
      <style:text-properties fo:color="#990000" officeooo:rsid="001100b0"/>
    </style:style>
    <style:style style:name="T40" style:family="text">
      <style:text-properties fo:color="#990000" style:text-underline-style="none" officeooo:rsid="0015df1c"/>
    </style:style>
    <style:style style:name="T41" style:family="text">
      <style:text-properties fo:color="#990000" style:text-underline-style="none" officeooo:rsid="0020f0c7"/>
    </style:style>
    <style:style style:name="T42" style:family="text">
      <style:text-properties fo:color="#990000" officeooo:rsid="00179fb7"/>
    </style:style>
    <style:style style:name="T43" style:family="text">
      <style:text-properties fo:color="#990000" officeooo:rsid="0019d0be"/>
    </style:style>
    <style:style style:name="T44" style:family="text">
      <style:text-properties fo:color="#990000" officeooo:rsid="0020f0c7"/>
    </style:style>
    <style:style style:name="T45" style:family="text">
      <style:text-properties fo:color="#990000" officeooo:rsid="00454ffc"/>
    </style:style>
    <style:style style:name="T46" style:family="text">
      <style:text-properties fo:color="#006600"/>
    </style:style>
    <style:style style:name="T47" style:family="text">
      <style:text-properties fo:color="#006600" style:text-underline-style="solid" style:text-underline-width="auto" style:text-underline-color="font-color" officeooo:rsid="0001dfbe"/>
    </style:style>
    <style:style style:name="T48" style:family="text">
      <style:text-properties fo:color="#006600" style:text-underline-style="none" officeooo:rsid="0001dfbe"/>
    </style:style>
    <style:style style:name="T49" style:family="text">
      <style:text-properties fo:color="#006600" officeooo:rsid="0001dfbe"/>
    </style:style>
    <style:style style:name="T50" style:family="text">
      <style:text-properties officeooo:rsid="0020f0c7"/>
    </style:style>
    <style:style style:name="T51" style:family="text">
      <style:text-properties officeooo:rsid="00046244"/>
    </style:style>
    <style:style style:name="T52" style:family="text">
      <style:text-properties officeooo:rsid="003554a6"/>
    </style:style>
    <style:style style:name="T53" style:family="text">
      <style:text-properties officeooo:rsid="003f1f05"/>
    </style:style>
    <style:style style:name="T54" style:family="text">
      <style:text-properties officeooo:rsid="00409858"/>
    </style:style>
    <style:style style:name="T55" style:family="text">
      <style:text-properties officeooo:rsid="000da5d4"/>
    </style:style>
    <style:style style:name="T56" style:family="text">
      <style:text-properties fo:background-color="#ffff00" loext:char-shading-value="0"/>
    </style:style>
    <style:style style:name="T57" style:family="text">
      <style:text-properties officeooo:rsid="0014e746" fo:background-color="#ffff00" loext:char-shading-value="0"/>
    </style:style>
    <style:style style:name="T58" style:family="text">
      <style:text-properties officeooo:rsid="0041a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CADASTRO</text:span>(<text:span text:style-name="T1">cpf,</text:span><text:span text:style-name="T11"> </text:span><text:span text:style-name="T12">d</text:span>ataNascimento, <text:span text:style-name="T11">e-mail</text:span>, senha, nome, pais, estado, cidade, bairro, rua, numero, complemento<text:span text:style-name="T50">)</text:span></text:p>
      <text:p text:style-name="P1"/>
      <text:p text:style-name="P2">RESERVA(<text:span text:style-name="T1">codigo</text:span>, data, status, tipo, <text:span text:style-name="T30">numQuarto</text:span><text:span text:style-name="T33">)</text:span></text:p>
      <text:p text:style-name="P2"/>
      <text:p text:style-name="P2"><text:span text:style-name="T53">CHECAGEM</text:span>(<text:span text:style-name="T4">codigo</text:span>, <text:span text:style-name="T53">tipo, </text:span>dataMarcada, horaMarcada, status, observação, <text:span text:style-name="T37">idHospede</text:span><text:span text:style-name="T17">, </text:span><text:span text:style-name="T28">data</text:span><text:span text:style-name="T21">, </text:span><text:span text:style-name="T39">hora</text:span><text:span text:style-name="T44">)</text:span></text:p>
      <text:p text:style-name="P12"/>
      <text:p text:style-name="P22">TIPO_QUARTO(<text:span text:style-name="T3">tipo</text:span><text:span text:style-name="T51">, descricao</text:span>)</text:p>
      <text:p text:style-name="P8"/>
      <text:p text:style-name="P23">QUARTO(<text:span text:style-name="T1">numero</text:span>, <text:span text:style-name="T52">tipo, </text:span>valorDiaria, status<text:span text:style-name="T50">)<text:tab/></text:span></text:p>
      <text:p text:style-name="P2"/>
      <text:p text:style-name="P13"><text:span text:style-name="T54">CONTA</text:span>(<text:span text:style-name="T1">notaFiscal</text:span>, data, <text:span text:style-name="T58">valorTotal</text:span>, status, <text:span text:style-name="T37">codReserva</text:span><text:span text:style-name="T55">)</text:span></text:p>
      <text:p text:style-name="P1"/>
      <text:p text:style-name="P21"><text:span text:style-name="T16">HOSPEDE</text:span>(<text:span text:style-name="T47">id</text:span><text:span text:style-name="T22">,</text:span><text:span text:style-name="T48"> </text:span><text:span text:style-name="T34">cpfCadastrado</text:span><text:span text:style-name="T16">, motivoViagem, localOrigem, localDestino,</text:span><text:span text:style-name="T26"> </text:span><text:span text:style-name="T36">numQuarto</text:span><text:span text:style-name="T41">)</text:span></text:p>
      <text:p text:style-name="P7"><text:span text:style-name="T41"/></text:p>
      <text:p text:style-name="P3">SERVICO_ACADEMIA(<text:span text:style-name="T20">idServExtra,</text:span> <text:span text:style-name="T54">valor</text:span>, <text:span text:style-name="T54">dataSolicitada, horaSolicitada, </text:span>duracaoTreino, tipoTreino, <text:span text:style-name="T32">numQuarto</text:span><text:span text:style-name="T45">)</text:span></text:p>
      <text:p text:style-name="P3"/>
      <text:p text:style-name="P4">SERVICO_LAVANDERIA(<text:span text:style-name="T1">idServExtra</text:span>, <text:span text:style-name="T54">valor, dataSolicitada, horaSolicitada</text:span>, totalPecas,<text:span text:style-name="T18"> </text:span><text:span text:style-name="T32">numQuarto</text:span><text:span text:style-name="T45">)</text:span></text:p>
      <text:p text:style-name="P3"/>
      <text:p text:style-name="P14">SERVICO_BAR_RESTAURANTE(<text:span text:style-name="T1">idServExtra</text:span>, <text:span text:style-name="T54">valor, dataSolicitada, horaSolicitada</text:span>, <text:span text:style-name="T32">numQuarto</text:span><text:span text:style-name="T45">)</text:span></text:p>
      <text:p text:style-name="P3"/>
      <text:p text:style-name="P15">SERVICO_FRIGOBAR(<text:span text:style-name="T1">idServExtra</text:span>, <text:span text:style-name="T55">valor, dataSolicitada, horaSolicitada, </text:span><text:span text:style-name="T31">n</text:span><text:span text:style-name="T38">umQuarto</text:span><text:span text:style-name="T45">)</text:span></text:p>
      <text:p text:style-name="P15"><text:span text:style-name="T44"/></text:p>
      <text:p text:style-name="P16">PRODUTO(<text:span text:style-name="T1">codigo</text:span><text:span text:style-name="T11">, </text:span><text:span text:style-name="T13">nome, </text:span><text:span text:style-name="T11">preco</text:span><text:span text:style-name="T14">)</text:span></text:p>
      <text:p text:style-name="P5"/>
      <text:p text:style-name="P24">TEM_RESERVA(<text:span text:style-name="T5">id</text:span><text:span text:style-name="T6">Hospede</text:span><text:span text:style-name="T25">, </text:span><text:span text:style-name="T2">codReserva</text:span><text:span text:style-name="T25">)</text:span></text:p>
      <text:p text:style-name="P18"><text:span text:style-name="T57"/></text:p>
      <text:p text:style-name="P17"><text:span text:style-name="T25">A</text:span>COMPANHANTES(<text:span text:style-name="T1">idAcompanhante</text:span><text:span text:style-name="T11">, idHospedePrincipal)</text:span></text:p>
      <text:p text:style-name="P19"/>
      <text:p text:style-name="P20">BAR_TEM_PRODUTO(<text:span text:style-name="T1">idServExtraBar</text:span><text:span text:style-name="T11">, </text:span><text:span text:style-name="T1">codProduto</text:span><text:span text:style-name="T11">)</text:span></text:p>
      <text:p text:style-name="P20"><text:span text:style-name="T11"/></text:p>
      <text:p text:style-name="P20"><text:span text:style-name="T11">FRIGOBAR_TEM_PRODUTO(</text:span><text:span text:style-name="T1">idServExtraFrigobar</text:span><text:span text:style-name="T11">, </text:span><text:span text:style-name="T1">codProduto</text:span><text:span text:style-name="T11">)</text:span></text:p>
      <text:p text:style-name="P20"><text:span text:style-name="T11"/></text:p>
      <text:p text:style-name="P9"><text:span text:style-name="T30">c</text:span><text:span text:style-name="T29">have estrangeira</text:span></text:p>
      <text:p text:style-name="P10"/>
      <text:p text:style-name="P9"><text:span text:style-name="T28">a</text:span><text:span text:style-name="T27">tributo de relacionamento</text:span></text:p>
      <text:p text:style-name="P11"/>
      <text:p text:style-name="P6"><text:span text:style-name="T49">c</text:span><text:span text:style-name="T46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9T18:02:42.405493199</dc:date>
    <meta:editing-duration>PT7H36M5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4" meta:character-count="1076" meta:non-whitespace-character-count="1010"/>
  </office:meta>
</office:document-meta>
</file>